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8000"/>
    </style:style>
    <style:style style:name="P7" style:family="paragraph">
      <style:paragraph-properties fo:text-align="center"/>
      <style:text-properties fo:color="#008000"/>
    </style:style>
    <style:style style:name="P8" style:family="paragraph">
      <style:text-properties fo:color="#008000" fo:font-size="12pt" style:font-size-asian="12pt" style:font-size-complex="12pt"/>
    </style:style>
    <style:style style:name="P9" style:family="paragraph"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 text:style-name="P2"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 text:style-name="P2"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 text:style-name="P2"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 text:style-name="P3"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 text:style-name="P3"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 text:style-name="P3"><text:span text:style-name="T2">Z^W '</text:span></text:p>
          </draw:text-box>
        </draw:frame>
        <draw:path draw:style-name="gr8" draw:text-style-name="P1" draw:layer="layout" svg:width="0.271cm" svg:height="0.106cm" draw:transform="rotate (-0.506320016003555) translate (12.078cm 13.481cm)" svg:viewBox="0 0 272 107" svg:d="m0 0 155 5 110 90 7 12">
          <text:p/>
        </draw:path>
        <draw:frame draw:style-name="gr3" draw:text-style-name="P4" draw:layer="layout" svg:width="1.958cm" svg:height="0.725cm" svg:x="11.942cm" svg:y="13.5cm">
          <draw:text-box>
            <text:p text:style-name="P4"><text:span text:style-name="T3">-Init_Ry</text:span></text:p>
          </draw:text-box>
        </draw:frame>
        <draw:path draw:style-name="gr9" draw:text-style-name="P1" draw:layer="layout" svg:width="0.247cm" svg:height="0.04cm" draw:transform="rotate (-1.98984988019874) translate (10.2578378854389cm 15.6791549772009cm)" svg:viewBox="0 0 248 41" svg:d="m0 5 142-5 106 41">
          <text:p/>
        </draw:path>
        <draw:frame draw:style-name="gr3" draw:text-style-name="P4" draw:layer="layout" svg:width="1.958cm" svg:height="0.725cm" svg:x="9.142cm" svg:y="15.775cm">
          <draw:text-box>
            <text:p text:style-name="P5"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6" draw:layer="layout" svg:width="2.233cm" svg:height="0.963cm" svg:x="5.3cm" svg:y="9.2cm">
          <draw:text-box>
            <text:p text:style-name="P6">X^W ''</text:p>
          </draw:text-box>
        </draw:frame>
        <draw:frame draw:style-name="gr3" draw:text-style-name="P6" draw:layer="layout" svg:width="2.238cm" svg:height="0.963cm" svg:x="16cm" svg:y="15.5cm">
          <draw:text-box>
            <text:p text:style-name="P6">Y^W ''</text:p>
          </draw:text-box>
        </draw:frame>
        <draw:frame draw:style-name="gr11" draw:text-style-name="P6" draw:layer="layout" svg:width="2.6cm" svg:height="0.963cm" svg:x="9.1cm" svg:y="20.6cm">
          <draw:text-box>
            <text:p text:style-name="P6"><text:span text:style-name="T4">Z^W ''</text:span></text:p>
          </draw:text-box>
        </draw:frame>
        <draw:path draw:style-name="gr12" draw:text-style-name="P7" draw:layer="layout" svg:width="1.981cm" svg:height="1.547cm" draw:transform="rotate (2.18113796621731) translate (9.19581296820708cm 15.4839180648659cm)" svg:viewBox="0 0 1982 1548" svg:d="m0 1520c302 109 539-121 773-254 222-127 475-223 642-421 150-176 409-286 414-555l94-206 59-84">
          <text:p/>
        </draw:path>
        <draw:frame draw:style-name="gr3" draw:text-style-name="P8" draw:layer="layout" svg:width="1.958cm" svg:height="0.725cm" svg:x="9.2cm" svg:y="13.175cm">
          <draw:text-box>
            <text:p text:style-name="P6"><text:span text:style-name="T5">-Init_Rz</text:span></text:p>
          </draw:text-box>
        </draw:frame>
        <draw:frame draw:style-name="gr3" draw:text-style-name="P9" draw:layer="layout" svg:width="2.589cm" svg:height="0.963cm" svg:x="19.1cm" svg:y="15.3cm">
          <draw:text-box>
            <text:p text:style-name="P9">X^UTM</text:p>
          </draw:text-box>
        </draw:frame>
        <draw:frame draw:style-name="gr3" draw:text-style-name="P9" draw:layer="layout" svg:width="2.593cm" svg:height="0.963cm" svg:x="4.2cm" svg:y="7.6cm">
          <draw:text-box>
            <text:p text:style-name="P9">Y^UTM</text:p>
          </draw:text-box>
        </draw:frame>
        <draw:frame draw:style-name="gr3" draw:text-style-name="P9" draw:layer="layout" svg:width="2.559cm" svg:height="0.963cm" svg:x="9.3cm" svg:y="4.4cm">
          <draw:text-box>
            <text:p text:style-name="P9">Z^UTM</text:p>
          </draw:text-box>
        </draw:frame>
        <draw:frame draw:style-name="gr3" draw:text-style-name="P9" draw:layer="layout" svg:width="15.06cm" svg:height="0.963cm" svg:x="2.5cm" svg:y="23.5cm">
          <draw:text-box>
            <text:p text:style-name="P9">XYZ^W '' -&gt; XYZ^UTM: X-&gt;180deg, then Z-&gt;-90deg</text:p>
          </draw:text-box>
        </draw:frame>
        <draw:frame draw:style-name="gr3" draw:text-style-name="P9" draw:layer="layout" svg:width="10.099cm" svg:height="0.963cm" svg:x="2.5cm" svg:y="22.569cm">
          <draw:text-box>
            <text:p text:style-name="P9">XYZ^W ' -&gt; XYZ^W '': Z-&gt; -Init_Rz</text:p>
          </draw:text-box>
        </draw:frame>
        <draw:frame draw:style-name="gr3" draw:text-style-name="P9" draw:layer="layout" svg:width="13.346cm" svg:height="0.963cm" svg:x="2.5cm" svg:y="21.637cm">
          <draw:text-box>
            <text:p text:style-name="P9">XYZ^W -&gt; XYZ^W ': X-&gt; -Init_Rx, Y-&gt; -Init_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06-29T13:30:36.01</dc:date>
    <meta:editing-duration>PT1M21S</meta:editing-duration>
    <meta:editing-cycles>1</meta:editing-cycles>
    <meta:document-statistic meta:object-count="33"/>
    <meta:generator>LibreOffice/3.6$Windows_x86 LibreOffice_project/2ef5aff-a6fb0ff-166bdff-cf087ad-0f1389</meta:generator>
  </office:meta>
</office:document-meta>
</file>